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-0.0034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style:font-name="Times New Roman" style:font-name-complex="Times New Roman"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language="ru" fo:country="RU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style:font-name="Times New Roman" style:font-name-complex="Times New Roman" fo:language="ru" fo:country="RU"/>
    </style:style>
    <style:style style:name="T35" style:parent-style-name="Основнойшрифтабзаца" style:family="text">
      <style:text-properties style:font-name="Times New Roman" style:font-name-complex="Times New Roman"/>
    </style:style>
    <style:style style:name="T36" style:parent-style-name="Основнойшрифтабзаца" style:family="text">
      <style:text-properties style:font-name="Times New Roman" style:font-name-complex="Times New Roman" fo:language="ru" fo:country="RU"/>
    </style:style>
    <style:style style:name="T37" style:parent-style-name="Основнойшрифтабзаца" style:family="text">
      <style:text-properties style:font-name="Times New Roman" style:font-name-complex="Times New Roman" fo:language="ru" fo:country="RU"/>
    </style:style>
    <style:style style:name="T3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ru" fo:country="RU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Times New Roman" style:font-name-complex="Times New Roman" fo:language="ru" fo:country="RU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Times New Roman" style:font-name-complex="Times New Roman" fo:language="ru" fo:country="RU"/>
    </style:style>
    <style:style style:name="P79" style:parent-style-name="TableContents" style:family="paragraph">
      <style:text-properties style:font-name="Times New Roman" style:font-name-complex="Times New Roman" fo:language="ru" fo:country="RU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Times New Roman" style:font-name-complex="Times New Roman"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style:font-name="Times New Roman" style:font-name-complex="Times New Roman"/>
    </style:style>
    <style:style style:name="T93" style:parent-style-name="Основнойшрифтабзаца" style:family="text">
      <style:text-properties style:font-name="Times New Roman" style:font-name-complex="Times New Roman" fo:language="ru" fo:country="RU"/>
    </style:style>
    <style:style style:name="T94" style:parent-style-name="Основнойшрифтабзаца" style:family="text">
      <style:text-properties style:font-name="Times New Roman" style:font-name-complex="Times New Roman" fo:language="ru" fo:country="RU"/>
    </style:style>
    <style:style style:name="T95" style:parent-style-name="Основнойшрифтабзаца" style:family="text">
      <style:text-properties style:font-name="Times New Roman" style:font-name-complex="Times New Roman"/>
    </style:style>
    <style:style style:name="T96" style:parent-style-name="Основнойшрифтабзаца" style:family="text">
      <style:text-properties style:font-name="Times New Roman" style:font-name-complex="Times New Roman" fo:language="ru" fo:country="RU"/>
    </style:style>
    <style:style style:name="T97" style:parent-style-name="Основнойшрифтабзаца" style:family="text">
      <style:text-properties style:font-name="Times New Roman" style:font-name-complex="Times New Roman" fo:language="ru" fo:country="RU"/>
    </style:style>
    <style:style style:name="T98" style:parent-style-name="Основнойшрифтабзаца" style:family="text">
      <style:text-properties style:font-name="Times New Roman" style:font-name-complex="Times New Roman" fo:language="ru" fo:country="RU"/>
    </style:style>
    <style:style style:name="T99" style:parent-style-name="Основнойшрифтабзаца" style:family="text">
      <style:text-properties style:font-name="Times New Roman" style:font-name-complex="Times New Roman"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ableCell11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113" style:parent-style-name="Основнойшрифтабзаца" style:family="text">
      <style:text-properties style:font-name="Times New Roman" style:font-name-complex="Times New Roman" fo:language="ru" fo:country="RU"/>
    </style:style>
    <style:style style:name="T114" style:parent-style-name="Основнойшрифтабзаца" style:family="text">
      <style:text-properties style:font-name="Times New Roman" style:font-name-complex="Times New Roman"/>
    </style:style>
    <style:style style:name="T115" style:parent-style-name="Основнойшрифтабзаца" style:family="text">
      <style:text-properties style:font-name="Times New Roman" style:font-name-complex="Times New Roman" fo:language="ru" fo:country="RU"/>
    </style:style>
    <style:style style:name="T116" style:parent-style-name="Основнойшрифтабзаца" style:family="text">
      <style:text-properties style:font-name="Times New Roman" style:font-name-complex="Times New Roman" fo:language="ru" fo:country="RU"/>
    </style:style>
    <style:style style:name="T117" style:parent-style-name="Основнойшрифтабзаца" style:family="text">
      <style:text-properties style:font-name="Times New Roman" style:font-name-complex="Times New Roman"/>
    </style:style>
    <style:style style:name="T11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language="ru" fo:country="RU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Times New Roman" style:font-name-complex="Times New Roman" fo:language="ru" fo:country="RU"/>
    </style:style>
    <style:style style:name="P124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Огинский Антон Серге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Один</text:span><text:span text:style-name="T18"><text:s/>из способов реализации принципов полиморфизма в<text:s/></text:span>Java<text:span text:style-name="T19">, позволяющий<text:s/></text:span><text:span text:style-name="T20">подклассу обеспечивать специфическую реализацию метода, уже реализованного в одном из родительских классов.</text:span></text:p>
          </table:table-cell>
        </table:table-row>
        <table:table-row table:style-name="TableRow21">
          <table:table-cell table:style-name="TableCell22">
            <text:p text:style-name="P23">Какие бывают виды классов?</text:p>
          </table:table-cell>
          <table:table-cell table:style-name="TableCell24">
            <text:p text:style-name="TableContents"><text:span text:style-name="T25">Обычный класс: абстрактный класс, финализированный класс; Интерфейс (</text:span>Interfaces<text:span text:style-name="T26">); Перечисление (</text:span>Enum<text:span text:style-name="T27">); Вложенный <text:s/>класс:</text:span><text:span text:style-name="T28"><text:s/>статический вложенный класс, вложенный внутренний класс, <text:s/>локальный класс, анонимный класс.<text:s/></text:span></text:p>
          </table:table-cell>
        </table:table-row>
        <table:table-row table:style-name="TableRow29">
          <table:table-cell table:style-name="TableCell30">
            <text:p text:style-name="TableContents"><text:span text:style-name="T31">Как и зачем можно использовать модификатор<text:s/></text:span>final<text:span text:style-name="T32">?</text:span></text:p>
          </table:table-cell>
          <table:table-cell table:style-name="TableCell33">
            <text:p text:style-name="TableContents"><text:span text:style-name="T34">Модификатор<text:s/></text:span><text:span text:style-name="T35">final</text:span><text:span text:style-name="T36"><text:s/>можно использовать к классам, методам, локальным переменным, полям, аргументам методов. Для к</text:span><text:span text:style-name="T37">ласса это означает, что он не может иметь наследников. Метод не может быть переопределен в классах наследниках. Локальные переменные не могут быть изменены после присвоения значения. Поле не может изменить своё значение после инициализации. Аргументы метод</text:span><text:span text:style-name="T38">ов не могут изменять своё значения внутри метода.<text:s/></text:span></text:p>
          </table:table-cell>
        </table:table-row>
        <table:table-row table:style-name="TableRow39">
          <table:table-cell table:style-name="TableCell40">
            <text:p text:style-name="TableContents"><text:span text:style-name="T41">Какие есть варианты использования ключевого слова<text:s/></text:span>try<text:span text:style-name="T42">?</text:span></text:p>
          </table:table-cell>
          <table:table-cell table:style-name="TableCell43">
            <text:p text:style-name="TableContents">try-catch; try-catch-finally; try-with-resources.</text:p>
          </table:table-cell>
        </table:table-row>
        <table:table-row table:style-name="TableRow44">
          <table:table-cell table:style-name="TableCell45">
            <text:p text:style-name="TableContents"><text:span text:style-name="T46">Какие есть стандартные реализации интерфейса<text:s/></text:span>List<text:span text:style-name="T47"><text:s/>и в каких ситуациях их нужно<text:s/></text:span><text:span text:style-name="T48">использовать?</text:span></text:p>
          </table:table-cell>
          <table:table-cell table:style-name="TableCell49">
            <text:p text:style-name="TableContents"><text:span text:style-name="T50">Стандартные реализации интерфейса<text:s/></text:span>List<text:span text:style-name="T51"><text:s/>:<text:s/></text:span>ArrayList<text:span text:style-name="T52">,<text:s/></text:span>LinkedList<text:span text:style-name="T53">,<text:s/></text:span>Vector<text:span text:style-name="T54">,<text:s/></text:span>Stack<text:span text:style-name="T55">. Если необходимо вставлять (или удалять) в середину коллекции много элементов, то лучше использовать<text:s/></text:span>LinkedList<text:span text:style-name="T56">. Во всех остальных случаях –<text:s/></text:span>ArrayList<text:span text:style-name="T57">.<text:s/></text:span>Vector<text:span text:style-name="T58"><text:s/></text:span><text:span text:style-name="T59">используется потоковая реализация.<text:s/></text:span>Stack<text:span text:style-name="T60"><text:s/>используется когда необходимо использовать принцип<text:s/></text:span>LIFO<text:span text:style-name="T61"><text:s/>– “</text:span>last<text:span text:style-name="T62"><text:s/></text:span>in<text:span text:style-name="T63"><text:s/>–<text:s/></text:span>first<text:span text:style-name="T64"><text:s/></text:span>out<text:span text:style-name="T65">”.</text:span></text:p>
          </table:table-cell>
        </table:table-row>
        <table:table-row table:style-name="TableRow66">
          <table:table-cell table:style-name="TableCell67">
            <text:p text:style-name="P68">В чём основная идея стримов из пакета java.util.stream?</text:p>
          </table:table-cell>
          <table:table-cell table:style-name="TableCell69">
            <text:p text:style-name="P70">Упростить работу с наборами данных.</text:p>
          </table:table-cell>
        </table:table-row>
        <table:table-row table:style-name="TableRow71">
          <table:table-cell table:style-name="TableCell72" table:number-columns-spanned="2">
            <text:p text:style-name="P73">Разное</text:p>
          </table:table-cell>
          <table:covered-table-cell/>
        </table:table-row>
        <table:table-row table:style-name="TableRow74">
          <table:table-cell table:style-name="TableCell75">
            <text:p text:style-name="P76">Каким критериям должна удовлетворять «хорошая» хэш-функция?</text:p>
          </table:table-cell>
          <table:table-cell table:style-name="TableCell77">
            <text:p text:style-name="P78">Быстрое вычисление.<text:s/></text:p>
            <text:p text:style-name="P79">Минимальное количество «коллизий».</text:p>
          </table:table-cell>
        </table:table-row>
        <table:table-row table:style-name="TableRow80">
          <table:table-cell table:style-name="TableCell81">
            <text:p text:style-name="TableContents"><text:span text:style-name="T82">В чём причина популярности и широкого распространения кодировки<text:s/></text:span>UTF<text:span text:style-name="T83">-8?</text:span></text:p>
          </table:table-cell>
          <table:table-cell table:style-name="TableCell84">
            <text:p text:style-name="P85">Универсальная кодировка позволяющая охватить все возможные символы, которые требуется отобразить, не «утяжеляя» без необходимости файлы.</text:p>
          </table:table-cell>
        </table:table-row>
        <table:table-row table:style-name="TableRow86">
          <table:table-cell table:style-name="TableCell87">
            <text:p text:style-name="TableContents"><text:span text:style-name="T88">Сравните форматы<text:s/></text:span>XML<text:span text:style-name="T89"><text:s/>и<text:s/></text:span>JSON<text:span text:style-name="T90">. Когда какой использовать?</text:span></text:p>
          </table:table-cell>
          <table:table-cell table:style-name="TableCell91">
            <text:p text:style-name="TableContents"><text:span text:style-name="T92">JSON</text:span><text:span text:style-name="T93"><text:s/></text:span><text:span text:style-name="T94">– это просто формат данных, в то время как<text:s/></text:span><text:span text:style-name="T95">XML</text:span><text:span text:style-name="T96"><text:s/></text:span><text:span text:style-name="T97">–</text:span><text:span text:style-name="T98"><text:s/></text:span><text:span text:style-name="T99">язык разметки.<text:s/></text:span><text:span text:style-name="T100">Е</text:span><text:span text:style-name="T101">сли проекту требуется разметка документа и информация о метаданных, лучше использовать<text:s/></text:span>XML<text:span text:style-name="T102">, а для более организованного обмена данными<text:s/></text:span>JSON<text:span text:style-name="T103"><text:s/>может быть<text:s/></text:span><text:span text:style-name="T104">более<text:s/></text:span><text:span text:style-name="T105">предпочтительным выбором.</text:span><text:span text:style-name="T106"><text:s/></text:span></text:p>
          </table:table-cell>
        </table:table-row>
        <table:table-row table:style-name="TableRow107">
          <table:table-cell table:style-name="TableCell108">
            <text:p text:style-name="TableContents"><text:span text:style-name="T109">Опишите что будет происходить «под капотом» после ввода адреса сайта<text:s/></text:span><text:span text:style-name="T110">в браузере и нажатия<text:s/></text:span>Enter<text:span text:style-name="T111">?</text:span></text:p>
          </table:table-cell>
          <table:table-cell table:style-name="TableCell112">
            <text:p text:style-name="TableContents"><text:span text:style-name="T113">Браузер начинает искать сервер. Браузер отправляет запрос к<text:s/></text:span><text:span text:style-name="T114">DNS</text:span><text:span text:style-name="T115"><text:s/></text:span><text:span text:style-name="T116">серверам. Браузер устанавливает соединение с сервером. Браузер отправляет<text:s/></text:span><text:span text:style-name="T117">HTTP</text:span><text:span text:style-name="T118">-запрос. Сервер обрабатывает запрос. Сервер отправляет ответ браузеру. Браузер обрабатывает ответ и отображает веб-страницу.</text:span>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</table:table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Омпик КОтиков</dc:creator>
    <meta:creation-date>2017-10-20T23:40:00Z</meta:creation-date>
    <dc:date>2021-01-31T14:14:00Z</dc:date>
    <meta:template xlink:href="Normal" xlink:type="simple"/>
    <meta:editing-cycles>7</meta:editing-cycles>
    <meta:editing-duration>PT12480S</meta:editing-duration>
    <meta:document-statistic meta:page-count="1" meta:paragraph-count="5" meta:word-count="404" meta:character-count="2706" meta:row-count="19" meta:non-whitespace-character-count="2307"/>
  </office:meta>
</office:document-meta>
</file>